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text-properties fo:font-size="16pt" fo:font-weight="normal" officeooo:paragraph-rsid="02545739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size="16pt" fo:font-weight="normal" officeooo:paragraph-rsid="02390292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ize="16pt" fo:font-weight="normal" officeooo:paragraph-rsid="023ec6b1" style:font-size-asian="16pt" style:font-weight-asian="normal" style:font-size-complex="16pt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top="0cm" fo:margin-bottom="0cm" loext:contextual-spacing="false"/>
      <style:text-properties fo:font-size="16pt" officeooo:paragraph-rsid="024e09e4" style:font-size-asian="16pt" style:font-size-complex="16pt"/>
    </style:style>
    <style:style style:name="P10" style:family="paragraph" style:parent-style-name="Text_20_body">
      <style:paragraph-properties fo:margin-top="0cm" fo:margin-bottom="0cm" loext:contextual-spacing="false"/>
      <style:text-properties fo:font-size="16pt" officeooo:paragraph-rsid="025d9fda" style:font-size-asian="16pt" style:font-size-complex="16pt"/>
    </style:style>
    <style:style style:name="P11" style:family="paragraph" style:parent-style-name="Text_20_body">
      <style:paragraph-properties fo:margin-top="0cm" fo:margin-bottom="0cm" loext:contextual-spacing="false"/>
      <style:text-properties fo:font-size="16pt" officeooo:paragraph-rsid="025d9458" style:font-size-asian="16pt" style:font-size-complex="16pt"/>
    </style:style>
    <style:style style:name="P12" style:family="paragraph" style:parent-style-name="Text_20_body">
      <style:paragraph-properties fo:margin-top="0cm" fo:margin-bottom="0cm" loext:contextual-spacing="false"/>
      <style:text-properties fo:font-size="16pt" fo:font-weight="bold" officeooo:rsid="02390292" officeooo:paragraph-rsid="02390292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size="16pt" fo:font-weight="bold" officeooo:rsid="0241d5b3" officeooo:paragraph-rsid="0241d5b3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size="16pt" fo:font-weight="bold" officeooo:rsid="025c605e" officeooo:paragraph-rsid="025c605e" style:font-size-asian="16pt" style:font-weight-asian="bold" style:font-size-complex="16pt" style:font-weight-complex="bold"/>
    </style:style>
    <style:style style:name="P15" style:family="paragraph" style:parent-style-name="Heading_20_2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17" style:family="paragraph" style:parent-style-name="Text_20_body" style:list-style-name="L1">
      <style:paragraph-properties fo:text-align="start" style:justify-single-word="false"/>
      <style:text-properties fo:font-size="16pt" fo:font-weight="normal" officeooo:rsid="022d64f4" officeooo:paragraph-rsid="02138ae9" style:font-size-asian="16pt" style:font-weight-asian="normal" style:font-size-complex="16pt" style:font-weight-complex="normal"/>
    </style:style>
    <style:style style:name="P18" style:family="paragraph" style:parent-style-name="Text_20_body" style:list-style-name="L2">
      <style:text-properties fo:font-size="16pt" fo:font-weight="normal" officeooo:paragraph-rsid="026de8ed" style:font-size-asian="16pt" style:font-weight-asian="normal" style:font-size-complex="16pt" style:font-weight-complex="normal"/>
    </style:style>
    <style:style style:name="P19" style:family="paragraph" style:parent-style-name="Text_20_body" style:list-style-name="L1">
      <style:paragraph-properties fo:text-align="start" style:justify-single-word="false"/>
      <style:text-properties fo:font-size="16pt" fo:font-weight="normal" officeooo:rsid="026b0667" officeooo:paragraph-rsid="026b0667" style:font-size-asian="16pt" style:font-weight-asian="normal" style:font-size-complex="16pt" style:font-weight-complex="normal"/>
    </style:style>
    <style:style style:name="P20" style:family="paragraph" style:parent-style-name="Text_20_body">
      <style:text-properties fo:font-size="16pt" fo:font-weight="normal" officeooo:paragraph-rsid="02545739" style:font-size-asian="16pt" style:font-weight-asian="normal" style:font-size-complex="16pt" style:font-weight-complex="normal"/>
    </style:style>
    <style:style style:name="P21" style:family="paragraph" style:parent-style-name="Text_20_body" style:list-style-name="L1">
      <style:paragraph-properties fo:text-align="start" style:justify-single-word="false"/>
      <style:text-properties fo:font-size="16pt" fo:font-weight="bold" officeooo:rsid="0238a56b" officeooo:paragraph-rsid="0238a56b" style:font-size-asian="16pt" style:font-weight-asian="bold" style:font-size-complex="16pt" style:font-weight-complex="bold"/>
    </style:style>
    <style:style style:name="P22" style:family="paragraph" style:parent-style-name="Text_20_body" style:list-style-name="L3">
      <style:text-properties fo:font-size="16pt" fo:font-weight="bold" officeooo:rsid="02640413" officeooo:paragraph-rsid="02640413" style:font-size-asian="16pt" style:font-weight-asian="bold" style:font-size-complex="16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fo:font-size="16pt" fo:font-weight="bold" officeooo:rsid="026b0667" officeooo:paragraph-rsid="026b0667" style:font-size-asian="16pt" style:font-weight-asian="bold" style:font-size-complex="16pt" style:font-weight-complex="bold"/>
    </style:style>
    <style:style style:name="P24" style:family="paragraph" style:parent-style-name="Text_20_body" style:list-style-name="L3">
      <style:text-properties fo:font-size="16pt" officeooo:paragraph-rsid="025e27ba" style:font-size-asian="16pt" style:font-size-complex="16pt"/>
    </style:style>
    <style:style style:name="P25" style:family="paragraph" style:parent-style-name="Text_20_body" style:list-style-name="L3">
      <style:text-properties fo:font-size="16pt" officeooo:paragraph-rsid="02640413" style:font-size-asian="16pt" style:font-size-complex="16pt"/>
    </style:style>
    <style:style style:name="P26" style:family="paragraph" style:parent-style-name="Text_20_body" style:list-style-name="L1">
      <style:paragraph-properties fo:text-align="start" style:justify-single-word="false"/>
      <style:text-properties fo:font-size="18pt" fo:font-weight="bold" officeooo:rsid="022d64f4" officeooo:paragraph-rsid="02138ae9" style:font-size-asian="18pt" style:font-weight-asian="bold" style:font-size-complex="18pt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fo:font-size="16pt" fo:font-weight="normal" officeooo:paragraph-rsid="0238a56b" style:font-size-asian="16pt" style:font-weight-asian="normal" style:font-size-complex="16pt" style:font-weight-complex="normal"/>
    </style:style>
    <style:style style:name="P30" style:family="paragraph" style:parent-style-name="Text_20_body" style:list-style-name="L2">
      <style:paragraph-properties fo:margin-top="0cm" fo:margin-bottom="0cm" loext:contextual-spacing="false"/>
      <style:text-properties fo:font-size="16pt" fo:font-weight="normal" officeooo:paragraph-rsid="02456872" style:font-size-asian="16pt" style:font-weight-asian="normal" style:font-size-complex="16pt" style:font-weight-complex="normal"/>
    </style:style>
    <style:style style:name="P31" style:family="paragraph" style:parent-style-name="Text_20_body" style:list-style-name="L2">
      <style:paragraph-properties fo:margin-top="0cm" fo:margin-bottom="0cm" loext:contextual-spacing="false"/>
      <style:text-properties fo:font-size="16pt" fo:font-weight="normal" officeooo:paragraph-rsid="026de8ed" style:font-size-asian="16pt" style:font-weight-asian="normal" style:font-size-complex="16pt" style:font-weight-complex="normal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font-size="16pt" fo:font-weight="normal" officeooo:paragraph-rsid="0238a56b" style:font-size-asian="16pt" style:font-weight-asian="normal" style:font-size-complex="16pt" style:font-weight-complex="normal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font-size="16pt" fo:font-weight="normal" officeooo:rsid="026b0667" officeooo:paragraph-rsid="026b0667" style:font-size-asian="16pt" style:font-weight-asian="normal" style:font-size-complex="16pt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size="16pt" fo:font-weight="normal" officeooo:paragraph-rsid="0241d5b3" style:font-size-asian="16pt" style:font-weight-asian="normal" style:font-size-complex="16pt" style:font-weight-complex="normal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fo:font-size="16pt" fo:font-weight="normal" officeooo:rsid="026de8ed" officeooo:paragraph-rsid="026de8ed" style:font-size-asian="16pt" style:font-weight-asian="normal" style:font-size-complex="16pt" style:font-weight-complex="normal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fo:font-size="16pt" fo:font-weight="bold" officeooo:rsid="0238a56b" officeooo:paragraph-rsid="0238a56b" style:font-size-asian="16pt" style:font-weight-asian="bold" style:font-size-complex="16pt" style:font-weight-complex="bold"/>
    </style:style>
    <style:style style:name="P37" style:family="paragraph" style:parent-style-name="Text_20_body" style:list-style-name="L2">
      <style:paragraph-properties fo:margin-top="0cm" fo:margin-bottom="0cm" loext:contextual-spacing="false"/>
      <style:text-properties fo:font-size="16pt" fo:font-weight="bold" officeooo:rsid="02538e85" officeooo:paragraph-rsid="02538e85" style:font-size-asian="16pt" style:font-weight-asian="bold" style:font-size-complex="16pt" style:font-weight-complex="bold"/>
    </style:style>
    <style:style style:name="P38" style:family="paragraph" style:parent-style-name="Text_20_body" style:list-style-name="L2">
      <style:paragraph-properties fo:margin-top="0cm" fo:margin-bottom="0cm" loext:contextual-spacing="false"/>
      <style:text-properties fo:font-size="16pt" fo:font-weight="bold" officeooo:rsid="02456872" officeooo:paragraph-rsid="02456872" style:font-size-asian="16pt" style:font-weight-asian="bold" style:font-size-complex="16pt" style:font-weight-complex="bold"/>
    </style:style>
    <style:style style:name="P39" style:family="paragraph" style:parent-style-name="Text_20_body" style:list-style-name="L3">
      <style:paragraph-properties fo:margin-top="0cm" fo:margin-bottom="0cm" loext:contextual-spacing="false"/>
      <style:text-properties fo:font-size="16pt" fo:font-weight="bold" officeooo:rsid="0256df72" officeooo:paragraph-rsid="0256df72" style:font-size-asian="16pt" style:font-weight-asian="bold" style:font-size-complex="16pt" style:font-weight-complex="bold"/>
    </style:style>
    <style:style style:name="P40" style:family="paragraph" style:parent-style-name="Text_20_body" style:list-style-name="L3">
      <style:paragraph-properties fo:margin-top="0cm" fo:margin-bottom="0cm" loext:contextual-spacing="false"/>
      <style:text-properties fo:font-size="16pt" fo:font-weight="bold" officeooo:rsid="025c605e" officeooo:paragraph-rsid="025c605e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top="0cm" fo:margin-bottom="0cm" loext:contextual-spacing="false"/>
      <style:text-properties fo:font-size="16pt" fo:font-weight="bold" officeooo:rsid="025d9fda" officeooo:paragraph-rsid="025d9fda" style:font-size-asian="16pt" style:font-weight-asian="bold" style:font-size-complex="16pt" style:font-weight-complex="bold"/>
    </style:style>
    <style:style style:name="P42" style:family="paragraph" style:parent-style-name="Text_20_body" style:list-style-name="L3">
      <style:paragraph-properties fo:margin-top="0cm" fo:margin-bottom="0cm" loext:contextual-spacing="false"/>
      <style:text-properties fo:font-size="16pt" fo:font-weight="bold" officeooo:rsid="025e27ba" officeooo:paragraph-rsid="025e27ba" style:font-size-asian="16pt" style:font-weight-asian="bold" style:font-size-complex="16pt" style:font-weight-complex="bold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fo:font-size="16pt" fo:font-weight="bold" officeooo:rsid="026b0667" officeooo:paragraph-rsid="026b0667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margin-top="0cm" fo:margin-bottom="0cm" loext:contextual-spacing="false"/>
      <style:text-properties fo:font-size="16pt" fo:font-weight="bold" officeooo:rsid="026b0667" officeooo:paragraph-rsid="026b0667" style:font-size-asian="16pt" style:font-weight-asian="bold" style:font-size-complex="16pt" style:font-weight-complex="bold"/>
    </style:style>
    <style:style style:name="P45" style:family="paragraph" style:parent-style-name="Text_20_body">
      <style:paragraph-properties fo:margin-top="0cm" fo:margin-bottom="0cm" loext:contextual-spacing="false"/>
      <style:text-properties fo:font-size="16pt" fo:font-weight="bold" officeooo:rsid="02390292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margin-top="0cm" fo:margin-bottom="0cm" loext:contextual-spacing="false"/>
      <style:text-properties fo:font-size="16pt" fo:font-weight="bold" officeooo:rsid="0241d5b3" officeooo:paragraph-rsid="0241d5b3" style:font-size-asian="16pt" style:font-weight-asian="bold" style:font-size-complex="16pt" style:font-weight-complex="bold"/>
    </style:style>
    <style:style style:name="P47" style:family="paragraph" style:parent-style-name="Text_20_body" style:list-style-name="L2">
      <style:paragraph-properties fo:margin-top="0cm" fo:margin-bottom="0cm" loext:contextual-spacing="false"/>
      <style:text-properties fo:font-size="16pt" fo:font-weight="bold" officeooo:rsid="026de8ed" officeooo:paragraph-rsid="026de8ed" style:font-size-asian="16pt" style:font-weight-asian="bold" style:font-size-complex="16pt" style:font-weight-complex="bold"/>
    </style:style>
    <style:style style:name="P48" style:family="paragraph" style:parent-style-name="Text_20_body">
      <style:paragraph-properties fo:margin-top="0cm" fo:margin-bottom="0cm" loext:contextual-spacing="false"/>
      <style:text-properties fo:font-size="16pt" fo:font-weight="bold" officeooo:rsid="026de8ed" officeooo:paragraph-rsid="026de8ed" style:font-size-asian="16pt" style:font-weight-asian="bold" style:font-size-complex="16pt" style:font-weight-complex="bold"/>
    </style:style>
    <style:style style:name="P49" style:family="paragraph" style:parent-style-name="Text_20_body" style:list-style-name="L3">
      <style:paragraph-properties fo:margin-top="0cm" fo:margin-bottom="0cm" loext:contextual-spacing="false"/>
      <style:text-properties fo:font-size="16pt" style:font-size-asian="16pt" style:font-size-complex="16pt"/>
    </style:style>
    <style:style style:name="P50" style:family="paragraph" style:parent-style-name="Text_20_body" style:list-style-name="L3">
      <style:paragraph-properties fo:margin-top="0cm" fo:margin-bottom="0cm" loext:contextual-spacing="false"/>
      <style:text-properties fo:font-size="16pt" officeooo:paragraph-rsid="024e09e4" style:font-size-asian="16pt" style:font-size-complex="16pt"/>
    </style:style>
    <style:style style:name="P51" style:family="paragraph" style:parent-style-name="Text_20_body" style:list-style-name="L3">
      <style:paragraph-properties fo:margin-top="0cm" fo:margin-bottom="0cm" loext:contextual-spacing="false"/>
      <style:text-properties fo:font-size="16pt" officeooo:paragraph-rsid="025aa1b1" style:font-size-asian="16pt" style:font-size-complex="16pt"/>
    </style:style>
    <style:style style:name="P52" style:family="paragraph" style:parent-style-name="Text_20_body" style:list-style-name="L3">
      <style:paragraph-properties fo:margin-top="0cm" fo:margin-bottom="0cm" loext:contextual-spacing="false"/>
      <style:text-properties fo:font-size="16pt" officeooo:paragraph-rsid="025d9fda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ff5b0b"/>
    </style:style>
    <style:style style:name="T3" style:family="text">
      <style:text-properties officeooo:rsid="0238a56b"/>
    </style:style>
    <style:style style:name="T4" style:family="text">
      <style:text-properties fo:font-weight="bold" officeooo:rsid="02390292" style:font-weight-asian="bold" style:font-weight-complex="bold"/>
    </style:style>
    <style:style style:name="T5" style:family="text">
      <style:text-properties fo:font-weight="bold" officeooo:rsid="023d6069" style:font-weight-asian="bold" style:font-weight-complex="bold"/>
    </style:style>
    <style:style style:name="T6" style:family="text">
      <style:text-properties fo:font-weight="bold" officeooo:rsid="023ec6b1" style:font-weight-asian="bold" style:font-weight-complex="bold"/>
    </style:style>
    <style:style style:name="T7" style:family="text">
      <style:text-properties fo:font-weight="bold" officeooo:rsid="0241d5b3" style:font-weight-asian="bold" style:font-weight-complex="bold"/>
    </style:style>
    <style:style style:name="T8" style:family="text">
      <style:text-properties fo:font-weight="bold" officeooo:rsid="024e09e4" style:font-weight-asian="bold" style:font-weight-complex="bold"/>
    </style:style>
    <style:style style:name="T9" style:family="text">
      <style:text-properties fo:font-weight="bold" officeooo:rsid="02538e85" style:font-weight-asian="bold" style:font-weight-complex="bold"/>
    </style:style>
    <style:style style:name="T10" style:family="text">
      <style:text-properties fo:font-weight="bold" officeooo:rsid="02545739" style:font-weight-asian="bold" style:font-weight-complex="bold"/>
    </style:style>
    <style:style style:name="T11" style:family="text">
      <style:text-properties fo:font-weight="bold" officeooo:rsid="025aa1b1" style:font-weight-asian="bold" style:font-weight-complex="bold"/>
    </style:style>
    <style:style style:name="T12" style:family="text">
      <style:text-properties fo:font-weight="bold" officeooo:rsid="025d9458" style:font-weight-asian="bold" style:font-weight-complex="bold"/>
    </style:style>
    <style:style style:name="T13" style:family="text">
      <style:text-properties fo:font-weight="bold" officeooo:rsid="025d9fda" style:font-weight-asian="bold" style:font-weight-complex="bold"/>
    </style:style>
    <style:style style:name="T14" style:family="text">
      <style:text-properties fo:font-weight="bold" officeooo:rsid="02640413" style:font-weight-asian="bold" style:font-weight-complex="bold"/>
    </style:style>
    <style:style style:name="T15" style:family="text">
      <style:text-properties fo:font-weight="bold" officeooo:rsid="026de8ed" style:font-weight-asian="bold" style:font-weight-complex="bold"/>
    </style:style>
    <style:style style:name="T16" style:family="text">
      <style:text-properties officeooo:rsid="026b0667"/>
    </style:style>
    <style:style style:name="T17" style:family="text">
      <style:text-properties officeooo:rsid="026de8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3">2 Docker</text:span></text:p>
      <text:p text:style-name="P2"/>
      <text:list xml:id="list8891732118127128041" text:style-name="L1">
        <text:list-item>
          <text:p text:style-name="P16"><text:span text:style-name="T1">Assignment </text:span><text:span text:style-name="T2">1</text:span></text:p>
          <text:p text:style-name="P17"><text:span text:style-name="T3">1. </text:span>Run a docker container from "hello-world" image. </text:p>
          <text:p text:style-name="P19">```</text:p>
          <text:p text:style-name="P21">$ docker pull hello-world</text:p>
          <text:p text:style-name="P21">$ docker run e38bc07ac18e</text:p>
          <text:p text:style-name="P21">$ docker ps -a</text:p>
          <text:p text:style-name="P23">```</text:p>
          <text:p text:style-name="P21"/>
        </text:list-item>
        <text:list-item text:style-override="L2">
          <text:p text:style-name="P29">Pull "alpine" image from docker registry and see if image is available in your local image list.</text:p>
          <text:p text:style-name="P33">```</text:p>
          <text:p text:style-name="P36">$ docker pull alpine</text:p>
          <text:p text:style-name="P36">$ docker images</text:p>
          <text:p text:style-name="P43">```</text:p>
          <text:p text:style-name="P32"><text:s/></text:p>
        </text:list-item>
        <text:list-item text:style-override="L2">
          <text:p text:style-name="P28">Pull some specific version of docker "alpine" image from docker registry. </text:p>
          <text:p text:style-name="P33">```</text:p>
        </text:list-item>
      </text:list>
      <text:p text:style-name="P5"><text:s text:c="9"/><text:span text:style-name="T4">$ docker pull alpine:3.7</text:span></text:p>
      <text:p text:style-name="P45"><text:s text:c="9"/>$ docker images</text:p>
      <text:p text:style-name="P44"><text:s text:c="9"/>```</text:p>
      <text:p text:style-name="P5"/>
      <text:p text:style-name="P5"/>
      <text:p text:style-name="P5"/>
      <text:p text:style-name="P5"/>
      <text:p text:style-name="P5"/>
      <text:list xml:id="list132945071087444" text:continue-list="list8891732118127128041" text:style-name="L2">
        <text:list-item>
          <text:p text:style-name="P28"><text:soft-page-break/>Run a docker container from local image "alpine" and run an inline command "ls -l" while running container. </text:p>
          <text:p text:style-name="P33">```</text:p>
        </text:list-item>
      </text:list>
      <text:p text:style-name="P6"><text:s text:c="9"/><text:span text:style-name="T4">$ docker run -</text:span><text:span text:style-name="T5">itd </text:span><text:span text:style-name="T4">3fd9065eaf02</text:span></text:p>
      <text:p text:style-name="P12"><text:s text:c="9"/>$ docker ps </text:p>
      <text:p text:style-name="P7"><text:span text:style-name="T4"><text:s text:c="9"/>$ </text:span><text:span text:style-name="T6">docker exec -it c24e2f822382 sh -c "ls -al"</text:span></text:p>
      <text:p text:style-name="P5"><text:s text:c="9"/><text:span text:style-name="T16">```</text:span></text:p>
      <text:list xml:id="list132945388419128" text:continue-numbering="true" text:style-name="L2">
        <text:list-item>
          <text:p text:style-name="P31">Try to take login to container created using "alpine" image.</text:p>
          <text:p text:style-name="P31"><text:span text:style-name="T17">```</text:span> </text:p>
        </text:list-item>
      </text:list>
      <text:p text:style-name="P34"><text:s text:c="9"/><text:span text:style-name="T7">$ docker run -itd 3fd9065eaf02</text:span></text:p>
      <text:p text:style-name="P13"><text:s text:c="9"/>$ docker run -it 3fd9065eaf02</text:p>
      <text:p text:style-name="P13"><text:s text:c="9"/><text:span text:style-name="T17">```</text:span></text:p>
      <text:p text:style-name="P5"/>
      <text:list xml:id="list132945545776748" text:continue-numbering="true" text:style-name="L2">
        <text:list-item>
          <text:p text:style-name="P31">Detach yourself from the container without making it exit/container kill.</text:p>
          <text:p text:style-name="P31"><text:span text:style-name="T17">```</text:span> </text:p>
        </text:list-item>
      </text:list>
      <text:p text:style-name="P5"><text:s text:c="9"/><text:span text:style-name="T9">$ ctrl p + ctrl q (while holding the ctrl button)</text:span></text:p>
      <text:p text:style-name="P5"><text:s text:c="9"/><text:span text:style-name="T17">```</text:span></text:p>
      <text:p text:style-name="P5"/>
      <text:list xml:id="list132945096473776" text:continue-numbering="true" text:style-name="L2">
        <text:list-item>
          <text:p text:style-name="P31">Check running containers and see if you can find out the stopped containers.</text:p>
          <text:p text:style-name="P31"><text:span text:style-name="T17">```</text:span> </text:p>
          <text:p text:style-name="P37">$ docker ps -a</text:p>
          <text:p text:style-name="P47">```</text:p>
          <text:p text:style-name="P28"/>
        </text:list-item>
        <text:list-item>
          <text:p text:style-name="P31">Stop running container.</text:p>
          <text:p text:style-name="P31"><text:span text:style-name="T17">```</text:span> </text:p>
          <text:p text:style-name="P38">$ docker stop f8d83ec34c32</text:p>
          <text:p text:style-name="P47">```</text:p>
        </text:list-item>
      </text:list>
      <text:p text:style-name="P48"/>
      <text:p text:style-name="P48"/>
      <text:p text:style-name="P48"/>
      <text:p text:style-name="P48"/>
      <text:list xml:id="list132944985940297" text:continue-numbering="true" text:style-name="L2">
        <text:list-item>
          <text:p text:style-name="P30"><text:soft-page-break/>Start container that was stopped earlier.</text:p>
          <text:p text:style-name="P35">```</text:p>
          <text:p text:style-name="P38">$ docker start f8d83ec34c32</text:p>
          <text:p text:style-name="P47">```</text:p>
          <text:p text:style-name="P30"><text:s/></text:p>
        </text:list-item>
        <text:list-item>
          <text:p text:style-name="P18">Try to remove "alpine" image from your local system.</text:p>
          <text:p text:style-name="P18"><text:span text:style-name="T17">```</text:span> </text:p>
        </text:list-item>
      </text:list>
      <text:p text:style-name="P4"><text:s text:c="10"/><text:span text:style-name="T10">$ docker rmi -f 3fd9065eaf02</text:span></text:p>
      <text:p text:style-name="P4"><text:span text:style-name="T10"><text:s text:c="9"/></text:span><text:span text:style-name="T15">```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bookmark text:name="user-content-assignment-2"/><text:soft-page-break/>Assignment 2</text:p>
      <text:list xml:id="list1467781880074774835" text:style-name="L3">
        <text:list-item>
          <text:p text:style-name="P49">Again pull "alpine" image from docker registry. </text:p>
        </text:list-item>
      </text:list>
      <text:p text:style-name="P8"><text:s text:c="8"/><text:span text:style-name="T8">$ docker pull alpine:3.7</text:span></text:p>
      <text:p text:style-name="P8"/>
      <text:list xml:id="list132943978140105" text:continue-numbering="true" text:style-name="L3">
        <text:list-item>
          <text:p text:style-name="P49">Take interactive login to bash while running docker container from "alpine" image. </text:p>
        </text:list-item>
      </text:list>
      <text:p text:style-name="P9"><text:s text:c="8"/><text:span text:style-name="T8">$ docker run -it 3fd9065eaf02</text:span></text:p>
      <text:p text:style-name="P8"/>
      <text:list xml:id="list132944983685925" text:continue-numbering="true" text:style-name="L3">
        <text:list-item>
          <text:p text:style-name="P50">Run command inside container: echo "hello world" &gt; hello.txt ls</text:p>
          <text:p text:style-name="P39">$ docker pull alpine:3.7</text:p>
          <text:p text:style-name="P39">$ docker run -itd 3fd9065eaf02</text:p>
          <text:p text:style-name="P39">$ docker run -it 3fd9065eaf02</text:p>
          <text:p text:style-name="P39">/# echo “hello world” &gt; hello.txt</text:p>
          <text:p text:style-name="P39">/# ls</text:p>
          <text:p text:style-name="P39"/>
          <text:p text:style-name="P50"><text:s/></text:p>
        </text:list-item>
        <text:list-item>
          <text:p text:style-name="P50">Take exit from same container without killing the container.</text:p>
          <text:p text:style-name="P50"><text:span text:style-name="T11">$ ctrl p+q</text:span> </text:p>
          <text:p text:style-name="P50"/>
        </text:list-item>
        <text:list-item>
          <text:p text:style-name="P51">Run another container using below command and check if you can find hello.txt within this container. You should find container isolations from step 3-5. docker container run alpine ls</text:p>
          <text:p text:style-name="P40">Yes, I found nothing inside the newly created container.</text:p>
        </text:list-item>
      </text:list>
      <text:p text:style-name="P14"/>
      <text:p text:style-name="P14"/>
      <text:p text:style-name="P14"/>
      <text:list xml:id="list132943763365220" text:continue-numbering="true" text:style-name="L3">
        <text:list-header>
          <text:p text:style-name="P51"><text:s/></text:p>
        </text:list-header>
        <text:list-item>
          <text:p text:style-name="P49">Stop a container using Container ID. </text:p>
        </text:list-item>
      </text:list>
      <text:p text:style-name="P11"><text:s text:c="9"/><text:span text:style-name="T12">$ docker stop b1d53d469d7b</text:span></text:p>
      <text:p text:style-name="P8"/>
      <text:list xml:id="list132945359353532" text:continue-numbering="true" text:style-name="L3">
        <text:list-item>
          <text:p text:style-name="P49">Start same container using ID and exec a command "echo 'hello world!'" in docker container without instantiating a new container. </text:p>
        </text:list-item>
      </text:list>
      <text:p text:style-name="P10"><text:soft-page-break/><text:s text:c="9"/><text:span text:style-name="T13">$ docker start </text:span><text:span text:style-name="T12">b1d53d469d7b</text:span></text:p>
      <text:p text:style-name="P10"><text:span text:style-name="T12"><text:s text:c="9"/></text:span><text:span text:style-name="T13">$ docker exec -it </text:span><text:span text:style-name="T12">b1d53d469d7b </text:span><text:span text:style-name="T13">ash</text:span></text:p>
      <text:p text:style-name="P41"><text:s text:c="9"/>/# ls</text:p>
      <text:p text:style-name="P41"><text:s text:c="9"/>/# echo ‘hello world!’</text:p>
      <text:p text:style-name="P41"><text:s text:c="9"/></text:p>
      <text:p text:style-name="P8"/>
      <text:list xml:id="list132945102476785" text:continue-numbering="true" text:style-name="L3">
        <text:list-item>
          <text:p text:style-name="P52">Inspect already downloaded "alpine" docker image using docker inspect command.</text:p>
          <text:p text:style-name="P42">$ docker image inspect alpine</text:p>
          <text:p text:style-name="P52"/>
          <text:p text:style-name="P52"><text:s/></text:p>
        </text:list-item>
        <text:list-item>
          <text:p text:style-name="P24">Tag your local "alpine" image with name "myimage" along with version 1.0</text:p>
          <text:p text:style-name="P22">$ docker images</text:p>
          <text:p text:style-name="P25"><text:span text:style-name="T14">$ docker image tag 3fd9065eaf02 myimage:v1.0</text:span> </text:p>
        </text:list-item>
      </text:list>
      <text:p text:style-name="Text_20_body"><text:bookmark text:name="user-content-reference"/></text:p>
      <text:p text:style-name="P3"/>
      <text:list xml:id="list132944923784361" text:continue-list="list132944985940297" text:style-name="L1">
        <text:list-header>
          <text:p text:style-name="P2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17T13:29:42.497395304</dc:date>
    <meta:editing-duration>P1DT6H39M28S</meta:editing-duration>
    <meta:editing-cycles>306</meta:editing-cycles>
    <meta:generator>LibreOffice/5.1.6.2$Linux_X86_64 LibreOffice_project/10m0$Build-2</meta:generator>
    <meta:document-statistic meta:table-count="0" meta:image-count="0" meta:object-count="0" meta:page-count="5" meta:paragraph-count="84" meta:word-count="436" meta:character-count="2634" meta:non-whitespace-character-count="2088"/>
  </office:meta>
</office:document-meta>
</file>